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list-style-name="L1"/>
    <style:style style:name="P3" style:family="paragraph" style:parent-style-name="Text_20_body">
      <style:text-properties officeooo:rsid="000e4412" officeooo:paragraph-rsid="000e4412"/>
    </style:style>
    <style:style style:name="P4" style:family="paragraph" style:parent-style-name="Text_20_body" style:list-style-name="L1">
      <style:paragraph-properties fo:margin-top="0in" fo:margin-bottom="0in"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language="el" fo:country="GR"/>
    </style:style>
    <style:style style:name="T5" style:family="text">
      <style:text-properties officeooo:rsid="000e441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3">Harry Potter</text:span> is a series of <text:a xlink:type="simple" xlink:href="https://en.wikipedia.org/wiki/Fantasy_literature" text:style-name="Internet_20_link" text:visited-style-name="Visited_20_Internet_20_Link">fantasy novels</text:a> written by British author <text:a xlink:type="simple" xlink:href="https://en.wikipedia.org/wiki/J._K._Rowling" text:style-name="Internet_20_link" text:visited-style-name="Visited_20_Internet_20_Link">J. K. Rowling</text:a>. The novels chronicle the life of a young <text:a xlink:type="simple" xlink:href="https://en.wikipedia.org/wiki/Magician_%28fantasy%29" text:style-name="Internet_20_link" text:visited-style-name="Visited_20_Internet_20_Link">wizard</text:a>, <text:a xlink:type="simple" xlink:href="https://en.wikipedia.org/wiki/Harry_Potter_%28character%29" text:style-name="Internet_20_link" text:visited-style-name="Visited_20_Internet_20_Link">Harry Potter</text:a>, and his friends <text:a xlink:type="simple" xlink:href="https://en.wikipedia.org/wiki/Hermione_Granger" text:style-name="Internet_20_link" text:visited-style-name="Visited_20_Internet_20_Link">Hermione Granger</text:a> and <text:a xlink:type="simple" xlink:href="https://en.wikipedia.org/wiki/Ron_Weasley" text:style-name="Internet_20_link" text:visited-style-name="Visited_20_Internet_20_Link">Ron Weasley</text:a>, all of whom are students at <text:a xlink:type="simple" xlink:href="https://en.wikipedia.org/wiki/Hogwarts_School_of_Witchcraft_and_Wizardry" text:style-name="Internet_20_link" text:visited-style-name="Visited_20_Internet_20_Link">Hogwarts School of Witchcraft and Wizardry</text:a> . The main <text:a xlink:type="simple" xlink:href="https://en.wikipedia.org/wiki/Story_arc" text:style-name="Internet_20_link" text:visited-style-name="Visited_20_Internet_20_Link">story arc</text:a> concerns Harry's struggle against <text:a xlink:type="simple" xlink:href="https://en.wikipedia.org/wiki/Lord_Voldemort" text:style-name="Internet_20_link" text:visited-style-name="Visited_20_Internet_20_Link">Lord Voldemort</text:a>, a dark wizard who intends to become immortal, overthrow the wizard governing body known as the <text:a xlink:type="simple" xlink:href="https://en.wikipedia.org/wiki/Ministry_of_Magic" text:style-name="Internet_20_link" text:visited-style-name="Visited_20_Internet_20_Link">Ministry of Magic</text:a>, and subjugate all wizards and <text:a xlink:type="simple" xlink:href="https://en.wikipedia.org/wiki/Muggle" text:style-name="Internet_20_link" text:visited-style-name="Visited_20_Internet_20_Link">Muggles</text:a>.</text:p>
      <text:p text:style-name="Text_20_body">Since the release of the first novel, <text:a xlink:type="simple" xlink:href="https://en.wikipedia.org/wiki/Harry_Potter_and_the_Philosopher%27s_Stone" text:style-name="Internet_20_link" text:visited-style-name="Visited_20_Internet_20_Link"><text:span text:style-name="T2">Harry Potter and the Philosopher's Stone</text:span></text:a>, on 26 June 1997, the books have found immense popularity, critical acclaim and commercial success worldwide. They have attracted a wide adult audience as well as younger readers, and are often considered cornerstones of modern young adult literature.<text:bookmark text:name="cite_ref-3"/><text:a xlink:type="simple" xlink:href="https://en.wikipedia.org/wiki/Harry_Potter#cite_note-3" text:style-name="Internet_20_link" text:visited-style-name="Visited_20_Internet_20_Link">[3]</text:a> The series has also had its share of criticism, including concern about the increasingly dark tone as the series progressed, as well as the often gruesome and graphic violence it depicts. As of July 2013, the books have sold more than 450 million copies worldwide, making them the <text:a xlink:type="simple" xlink:href="https://en.wikipedia.org/wiki/List_of_best-selling_books" text:style-name="Internet_20_link" text:visited-style-name="Visited_20_Internet_20_Link">best-selling book series in history</text:a>, and have been <text:a xlink:type="simple" xlink:href="https://en.wikipedia.org/wiki/Harry_Potter_in_translation" text:style-name="Internet_20_link" text:visited-style-name="Visited_20_Internet_20_Link">translated into seventy-three languages</text:a>.<text:bookmark text:name="cite_ref-Translations_for_Harry_Potter_4-0"/><text:a xlink:type="simple" xlink:href="https://en.wikipedia.org/wiki/Harry_Potter#cite_note-Translations_for_Harry_Potter-4" text:style-name="Internet_20_link" text:visited-style-name="Visited_20_Internet_20_Link">[4]</text:a><text:bookmark text:name="cite_ref-PotterStats20130731_5-0"/><text:a xlink:type="simple" xlink:href="https://en.wikipedia.org/wiki/Harry_Potter#cite_note-PotterStats20130731-5" text:style-name="Internet_20_link" text:visited-style-name="Visited_20_Internet_20_Link">[5]</text:a> The last four books consecutively set records as the fastest-selling books in history, with the final instalment selling roughly eleven million copies in the United States within twenty-four hours of its release.</text:p>
      <text:p text:style-name="Text_20_body">The series was originally published in English by two major publishers, <text:a xlink:type="simple" xlink:href="https://en.wikipedia.org/wiki/Bloomsbury_Publishing" text:style-name="Internet_20_link" text:visited-style-name="Visited_20_Internet_20_Link">Bloomsbury</text:a> in the United Kingdom and <text:a xlink:type="simple" xlink:href="https://en.wikipedia.org/wiki/Scholastic_Corporation" text:style-name="Internet_20_link" text:visited-style-name="Visited_20_Internet_20_Link">Scholastic Press</text:a> in the United States. A play, <text:a xlink:type="simple" xlink:href="https://en.wikipedia.org/wiki/Harry_Potter_and_the_Cursed_Child" text:style-name="Internet_20_link" text:visited-style-name="Visited_20_Internet_20_Link"><text:span text:style-name="T2">Harry Potter and the Cursed Child</text:span></text:a>, based on a story by Rowling, premiered in London on 30 July 2016 at the <text:a xlink:type="simple" xlink:href="https://en.wikipedia.org/wiki/Palace_Theatre,_London" text:style-name="Internet_20_link" text:visited-style-name="Visited_20_Internet_20_Link">Palace Theatre</text:a>, and its script was published by <text:a xlink:type="simple" xlink:href="https://en.wikipedia.org/wiki/Little,_Brown_Book_Group" text:style-name="Internet_20_link" text:visited-style-name="Visited_20_Internet_20_Link">Little, Brown</text:a> as the eighth book in the series.<text:bookmark text:name="cite_ref-6"/><text:a xlink:type="simple" xlink:href="https://en.wikipedia.org/wiki/Harry_Potter#cite_note-6" text:style-name="Internet_20_link" text:visited-style-name="Visited_20_Internet_20_Link">[6]</text:a> The original seven books were adapted into an eight-part <text:a xlink:type="simple" xlink:href="https://en.wikipedia.org/wiki/Harry_Potter_%28film_series%29" text:style-name="Internet_20_link" text:visited-style-name="Visited_20_Internet_20_Link">film series</text:a> by <text:a xlink:type="simple" xlink:href="https://en.wikipedia.org/wiki/Warner_Bros." text:style-name="Internet_20_link" text:visited-style-name="Visited_20_Internet_20_Link">Warner Bros. Pictures</text:a>, which has become the second <text:a xlink:type="simple" xlink:href="https://en.wikipedia.org/wiki/List_of_highest-grossing_franchises_and_film_series" text:style-name="Internet_20_link" text:visited-style-name="Visited_20_Internet_20_Link">highest-grossing film series</text:a> of all time as of August 2015. The franchise has also generated much <text:a xlink:type="simple" xlink:href="https://en.wikipedia.org/wiki/Tie-in" text:style-name="Internet_20_link" text:visited-style-name="Visited_20_Internet_20_Link">tie-in</text:a> merchandise, making the <text:span text:style-name="T2">Harry Potter</text:span> brand worth in excess of $15 billion.<text:bookmark text:name="cite_ref-HP_brand_worth_7-0"/><text:a xlink:type="simple" xlink:href="https://en.wikipedia.org/wiki/Harry_Potter#cite_note-HP_brand_worth-7" text:style-name="Internet_20_link" text:visited-style-name="Visited_20_Internet_20_Link">[7]</text:a></text:p>
      <text:p text:style-name="Text_20_body">A series of many <text:a xlink:type="simple" xlink:href="https://en.wikipedia.org/wiki/Genre" text:style-name="Internet_20_link" text:visited-style-name="Visited_20_Internet_20_Link">genres</text:a>, including <text:a xlink:type="simple" xlink:href="https://en.wikipedia.org/wiki/Fantasy" text:style-name="Internet_20_link" text:visited-style-name="Visited_20_Internet_20_Link">fantasy</text:a>, <text:a xlink:type="simple" xlink:href="https://en.wikipedia.org/wiki/Drama" text:style-name="Internet_20_link" text:visited-style-name="Visited_20_Internet_20_Link">drama</text:a>, <text:a xlink:type="simple" xlink:href="https://en.wikipedia.org/wiki/Coming_of_age" text:style-name="Internet_20_link" text:visited-style-name="Visited_20_Internet_20_Link">coming of age</text:a> and the British <text:a xlink:type="simple" xlink:href="https://en.wikipedia.org/wiki/School_story" text:style-name="Internet_20_link" text:visited-style-name="Visited_20_Internet_20_Link">school story</text:a> (which includes elements of <text:a xlink:type="simple" xlink:href="https://en.wikipedia.org/wiki/Mystery_%28fiction%29" text:style-name="Internet_20_link" text:visited-style-name="Visited_20_Internet_20_Link">mystery</text:a>, <text:a xlink:type="simple" xlink:href="https://en.wikipedia.org/wiki/Thriller_%28genre%29" text:style-name="Internet_20_link" text:visited-style-name="Visited_20_Internet_20_Link">thriller</text:a>, <text:a xlink:type="simple" xlink:href="https://en.wikipedia.org/wiki/Adventure_novel" text:style-name="Internet_20_link" text:visited-style-name="Visited_20_Internet_20_Link">adventure</text:a>, <text:a xlink:type="simple" xlink:href="https://en.wikipedia.org/wiki/Horror_and_terror" text:style-name="Internet_20_link" text:visited-style-name="Visited_20_Internet_20_Link">horror</text:a> and <text:a xlink:type="simple" xlink:href="https://en.wikipedia.org/wiki/Romance_novel" text:style-name="Internet_20_link" text:visited-style-name="Visited_20_Internet_20_Link">romance</text:a>), the world of <text:span text:style-name="T2">Harry Potter</text:span> explores numerous themes and includes many cultural meanings and references.<text:bookmark text:name="cite_ref-meanings_8-0"/><text:a xlink:type="simple" xlink:href="https://en.wikipedia.org/wiki/Harry_Potter#cite_note-meanings-8" text:style-name="Internet_20_link" text:visited-style-name="Visited_20_Internet_20_Link">[8]</text:a> According to Rowling, the main <text:a xlink:type="simple" xlink:href="https://en.wikipedia.org/wiki/Theme_%28literature%29" text:style-name="Internet_20_link" text:visited-style-name="Visited_20_Internet_20_Link">theme</text:a> is death.<text:bookmark text:name="cite_ref-Geordie_Greig_9-0"/><text:a xlink:type="simple" xlink:href="https://en.wikipedia.org/wiki/Harry_Potter#cite_note-Geordie_Greig-9" text:style-name="Internet_20_link" text:visited-style-name="Visited_20_Internet_20_Link">[9]</text:a> Other major themes in the series include prejudice, corruption, and madness.<text:bookmark text:name="cite_ref-QuickQuoteQuill_10-0"/><text:a xlink:type="simple" xlink:href="https://en.wikipedia.org/wiki/Harry_Potter#cite_note-QuickQuoteQuill-10" text:style-name="Internet_20_link" text:visited-style-name="Visited_20_Internet_20_Link">[10]</text:a></text:p>
      <text:p text:style-name="Text_20_body">The success of the books and films has ensured that the <text:span text:style-name="T2">Harry Potter</text:span> franchise continues to expand, with numerous <text:a xlink:type="simple" xlink:href="https://en.wikipedia.org/wiki/List_of_Harry_Potter-related_topics" text:style-name="Internet_20_link" text:visited-style-name="Visited_20_Internet_20_Link">derivative works</text:a>, a travelling exhibition that premiered in Chicago in 2009, a studio tour in London that opened in 2012, <text:a xlink:type="simple" xlink:href="https://en.wikipedia.org/wiki/Pottermore" text:style-name="Internet_20_link" text:visited-style-name="Visited_20_Internet_20_Link">a digital platform</text:a> on which J.K. Rowling updates the series with new information and insight, and a trilogy of spin-off films premiering in November 2016, among many other developments. Most recently, themed attractions, collectively known as <text:a xlink:type="simple" xlink:href="https://en.wikipedia.org/wiki/The_Wizarding_World_of_Harry_Potter" text:style-name="Internet_20_link" text:visited-style-name="Visited_20_Internet_20_Link"><text:span text:style-name="T2">The Wizarding World of Harry Potter</text:span></text:a>, have been built at several <text:a xlink:type="simple" xlink:href="https://en.wikipedia.org/wiki/Universal_Parks_%26_Resorts" text:style-name="Internet_20_link" text:visited-style-name="Visited_20_Internet_20_Link">Universal Parks &amp; Resorts</text:a> amusement parks around the world.</text:p>
      <text:p text:style-name="P3">The central character in the series is <text:a xlink:type="simple" xlink:href="https://en.wikipedia.org/wiki/Harry_Potter_%28character%29" text:style-name="Internet_20_link" text:visited-style-name="Visited_20_Internet_20_Link">Harry Potter</text:a>, an English orphan who discovers, at the age of eleven, that he is a <text:a xlink:type="simple" xlink:href="https://en.wikipedia.org/wiki/Magician_%28fantasy%29" text:style-name="Internet_20_link" text:visited-style-name="Visited_20_Internet_20_Link">wizard</text:a>, though he lives in the ordinary world of non-magical people known as <text:a xlink:type="simple" xlink:href="https://en.wikipedia.org/wiki/Muggles" text:style-name="Internet_20_link" text:visited-style-name="Visited_20_Internet_20_Link">Muggles</text:a>.<text:bookmark text:name="cite_ref-11"/><text:a xlink:type="simple" xlink:href="https://en.wikipedia.org/wiki/Harry_Potter#cite_note-11" text:style-name="Internet_20_link" text:visited-style-name="Visited_20_Internet_20_Link">[11]</text:a> The wizarding world exists parallel to the Muggle world, albeit hidden and in secrecy. His magical ability is inborn and children with such abilities are invited to attend exclusive magic schools that teach the necessary skills to succeed in the <text:a xlink:type="simple" xlink:href="https://en.wikipedia.org/wiki/Wizarding_world" text:style-name="Internet_20_link" text:visited-style-name="Visited_20_Internet_20_Link">wizarding world</text:a>.<text:bookmark text:name="cite_ref-muggle_guide_12-0"/><text:a xlink:type="simple" xlink:href="https://en.wikipedia.org/wiki/Harry_Potter#cite_note-muggle_guide-12" text:style-name="Internet_20_link" text:visited-style-name="Visited_20_Internet_20_Link">[12]</text:a> Harry becomes a student at <text:a xlink:type="simple" xlink:href="https://en.wikipedia.org/wiki/Hogwarts" text:style-name="Internet_20_link" text:visited-style-name="Visited_20_Internet_20_Link">Hogwarts School of Witchcraft and Wizardry</text:a>, a wizarding academy in Scotland and it is here where <text:soft-page-break/>most of the events in the series take place. As Harry develops through his adolescence, he learns to overcome the problems that face him: magical, social and emotional, including ordinary teenage challenges such as friendships, infatuation, romantic relationships, schoolwork and exams, anxiety, depression, stress, and the greater test of preparing himself for the confrontation, that lies ahead, in wizarding Britain's increasingly-violent second wizarding war.<text:bookmark text:name="cite_ref-13"/><text:a xlink:type="simple" xlink:href="https://en.wikipedia.org/wiki/Harry_Potter#cite_note-13" text:style-name="Internet_20_link" text:visited-style-name="Visited_20_Internet_20_Link">[13]</text:a></text:p>
      <text:p text:style-name="Text_20_body">Each novel chronicles one year in Harry's life<text:bookmark text:name="cite_ref-14"/><text:a xlink:type="simple" xlink:href="https://en.wikipedia.org/wiki/Harry_Potter#cite_note-14" text:style-name="Internet_20_link" text:visited-style-name="Visited_20_Internet_20_Link">[14]</text:a> during the period from 1991 to 1998.<text:bookmark text:name="cite_ref-15"/><text:a xlink:type="simple" xlink:href="https://en.wikipedia.org/wiki/Harry_Potter#cite_note-15" text:style-name="Internet_20_link" text:visited-style-name="Visited_20_Internet_20_Link">[15]</text:a> The books also contain many <text:a xlink:type="simple" xlink:href="https://en.wikipedia.org/wiki/Flashback_%28narrative%29" text:style-name="Internet_20_link" text:visited-style-name="Visited_20_Internet_20_Link">flashbacks</text:a>, which are frequently experienced by Harry viewing the memories of other characters in a device called a <text:a xlink:type="simple" xlink:href="https://en.wikipedia.org/wiki/Pensieve" text:style-name="Internet_20_link" text:visited-style-name="Visited_20_Internet_20_Link">Pensieve</text:a>.</text:p>
      <text:p text:style-name="Text_20_body">The environment Rowling created is intimately connected to reality. The British magical community of the Harry Potter books is inspired by 1990s British culture, European folklore, classical mythology and <text:a xlink:type="simple" xlink:href="https://en.wikipedia.org/wiki/Alchemy" text:style-name="Internet_20_link" text:visited-style-name="Visited_20_Internet_20_Link">alchemy</text:a>, incorporating objects and wildlife such as <text:a xlink:type="simple" xlink:href="https://en.wikipedia.org/wiki/Wand" text:style-name="Internet_20_link" text:visited-style-name="Visited_20_Internet_20_Link">magic wands</text:a>, magic plants, potions, spells, flying <text:a xlink:type="simple" xlink:href="https://en.wikipedia.org/wiki/Broomstick" text:style-name="Internet_20_link" text:visited-style-name="Visited_20_Internet_20_Link">broomsticks</text:a>, <text:a xlink:type="simple" xlink:href="https://en.wikipedia.org/wiki/Centaur" text:style-name="Internet_20_link" text:visited-style-name="Visited_20_Internet_20_Link">centaurs</text:a> and other magical creatures, the <text:a xlink:type="simple" xlink:href="https://en.wikipedia.org/wiki/Magical_objects_in_Harry_Potter#Deathly_Hallows" text:style-name="Internet_20_link" text:visited-style-name="Visited_20_Internet_20_Link">Deathly Hallows</text:a>, and the <text:a xlink:type="simple" xlink:href="https://en.wikipedia.org/wiki/Philosopher%27s_Stone" text:style-name="Internet_20_link" text:visited-style-name="Visited_20_Internet_20_Link">Philosopher's Stone</text:a>, beside others invented by Rowling. While the <text:a xlink:type="simple" xlink:href="https://en.wikipedia.org/wiki/Fantasy_world" text:style-name="Internet_20_link" text:visited-style-name="Visited_20_Internet_20_Link">fantasy land</text:a> of <text:a xlink:type="simple" xlink:href="https://en.wikipedia.org/wiki/Narnia_%28world%29" text:style-name="Internet_20_link" text:visited-style-name="Visited_20_Internet_20_Link">Narnia</text:a> is an <text:a xlink:type="simple" xlink:href="https://en.wikipedia.org/wiki/Parallel_universe_%28fiction%29" text:style-name="Internet_20_link" text:visited-style-name="Visited_20_Internet_20_Link">alternate universe</text:a> and the <text:a xlink:type="simple" xlink:href="https://en.wikipedia.org/wiki/Lord_of_the_Rings" text:style-name="Internet_20_link" text:visited-style-name="Visited_20_Internet_20_Link"><text:span text:style-name="T2">Lord of the Rings</text:span></text:a>' <text:a xlink:type="simple" xlink:href="https://en.wikipedia.org/wiki/Middle-earth" text:style-name="Internet_20_link" text:visited-style-name="Visited_20_Internet_20_Link">Middle-earth</text:a> a mythic past, the wizarding world of <text:span text:style-name="T2">Harry Potter</text:span> exists in parallel within the real world and contains magical versions of the ordinary elements of everyday life, with the action mostly set in Scotland (Hogwarts), the West Country, Devon, London and Surrey in southeast England.<text:bookmark text:name="cite_ref-16"/><text:a xlink:type="simple" xlink:href="https://en.wikipedia.org/wiki/Harry_Potter#cite_note-16" text:style-name="Internet_20_link" text:visited-style-name="Visited_20_Internet_20_Link">[16]</text:a> The world only accessible to wizards and magical beings comprises a fragmented collection of overlooked hidden streets, ancient pubs, lonely country manors and secluded castles invisible to the Muggle population.<text:bookmark text:name="cite_ref-muggle_guide_12-1"/><text:a xlink:type="simple" xlink:href="https://en.wikipedia.org/wiki/Harry_Potter#cite_note-muggle_guide-12" text:style-name="Internet_20_link" text:visited-style-name="Visited_20_Internet_20_Link">[12</text:a><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8:12:40.853566313</meta:creation-date>
    <dc:date>2016-10-05T11:46:12.519761244</dc:date>
    <meta:editing-duration>PT10M28S</meta:editing-duration>
    <meta:editing-cycles>2</meta:editing-cycles>
    <meta:generator>LibreOffice/5.1.4.2$Linux_X86_64 LibreOffice_project/10m0$Build-2</meta:generator>
    <meta:document-statistic meta:table-count="0" meta:image-count="0" meta:object-count="0" meta:page-count="2" meta:paragraph-count="8" meta:word-count="848" meta:character-count="5451" meta:non-whitespace-character-count="4611"/>
  </office:meta>
</office:document-meta>
</file>